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2" svg:font-family="'Latin Modern Sans'" style:font-adornments="10 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9966" draw:textarea-horizontal-align="justify" draw:textarea-vertical-align="middle" draw:auto-grow-height="false" fo:min-height="1.206cm" fo:min-width="3.185cm"/>
    </style:style>
    <style:style style:name="gr2" style:family="graphic" style:parent-style-name="standard">
      <style:graphic-properties draw:fill-color="#99cc99" draw:textarea-horizontal-align="justify" draw:textarea-vertical-align="middle" draw:auto-grow-height="false" fo:min-height="1.206cm" fo:min-width="3.185cm"/>
    </style:style>
    <style:style style:name="gr3" style:family="graphic" style:parent-style-name="standard">
      <style:graphic-properties draw:fill-color="#6699cc" draw:textarea-horizontal-align="justify" draw:textarea-vertical-align="middle" draw:auto-grow-height="false" fo:min-height="1.206cm" fo:min-width="3.184cm"/>
    </style:style>
    <style:style style:name="gr4" style:family="graphic" style:parent-style-name="standard">
      <style:graphic-properties draw:fill-color="#cc9999" draw:textarea-horizontal-align="justify" draw:textarea-vertical-align="middle" draw:auto-grow-height="false" fo:min-height="1.206cm" fo:min-width="3.18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75cm" fo:min-width="3.8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65cm" fo:min-width="3.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35cm" fo:min-width="3.8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473cm" fo:min-width="3.8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452cm" fo:min-width="3.8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35cm" fo:min-width="6.7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55cm" fo:min-width="4.4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55cm" fo:min-width="3.8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75cm" fo:min-width="4.1cm"/>
    </style:style>
    <style:style style:name="gr16" style:family="graphic" style:parent-style-name="standard">
      <style:graphic-properties draw:fill-color="#dddddd" draw:textarea-horizontal-align="justify" draw:textarea-vertical-align="middle" draw:auto-grow-height="false" fo:min-height="1.206cm" fo:min-width="3.185cm"/>
    </style:style>
    <style:style style:name="P1" style:family="paragraph">
      <style:paragraph-properties fo:text-align="center"/>
    </style:style>
    <style:style style:name="P2" style:family="paragraph">
      <loext:graphic-properties draw:fill-color="#cc9966"/>
      <style:paragraph-properties fo:text-align="center"/>
    </style:style>
    <style:style style:name="P3" style:family="paragraph">
      <loext:graphic-properties draw:fill-color="#99cc99"/>
      <style:paragraph-properties fo:text-align="center"/>
    </style:style>
    <style:style style:name="P4" style:family="paragraph">
      <loext:graphic-properties draw:fill-color="#6699cc"/>
      <style:paragraph-properties fo:text-align="center"/>
    </style:style>
    <style:style style:name="P5" style:family="paragraph">
      <loext:graphic-properties draw:fill-color="#cc9999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dddddd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209cm" svg:height="2.058cm" svg:x="12.4cm" svg:y="3.9cm">
          <text:p text:style-name="P1">Z1: 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5.209cm" svg:height="2.058cm" svg:x="21.991cm" svg:y="10.442cm">
          <text:p text:style-name="P1">Z2: flugbere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5.208cm" svg:height="2.058cm" svg:x="12.2cm" svg:y="16.142cm">
          <text:p text:style-name="P1">Z3: Flu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5" draw:id="id5" draw:layer="layout" svg:width="5.209cm" svg:height="2.058cm" svg:x="3.391cm" svg:y="10.242cm">
          <text:p text:style-name="P1">Z4: unkontrollie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13.162cm" svg:y1="5.657cm" svg:x2="4.996cm" svg:y2="5.9cm" draw:start-shape="id1" draw:start-glue-point="7" draw:end-shape="id2" draw:end-glue-point="8" svg:d="M13162 5657c0 1204-8166 1083-8166 243" svg:viewBox="0 0 8167 890">
          <text:p/>
        </draw:connector>
        <draw:connector draw:style-name="gr5" draw:text-style-name="P6" draw:layer="layout" draw:type="curve" svg:x1="4.996cm" svg:y1="3.842cm" svg:x2="13.162cm" svg:y2="4.201cm" draw:start-shape="id2" draw:start-glue-point="4" draw:end-shape="id1" draw:end-glue-point="5" svg:d="M4996 3842c0-751 8166-931 8166 359" svg:viewBox="0 0 8167 947">
          <text:p/>
        </draw:connector>
        <draw:connector draw:style-name="gr5" draw:text-style-name="P6" draw:layer="layout" draw:type="curve" svg:x1="16.847cm" svg:y1="4.201cm" svg:x2="15.004cm" svg:y2="3.9cm" draw:start-shape="id1" draw:start-glue-point="11" draw:end-shape="id1" svg:d="M16847 4201c0-1203-1843-1052-1843-301" svg:viewBox="0 0 1844 885">
          <text:p/>
        </draw:connector>
        <draw:connector draw:style-name="gr5" draw:text-style-name="P6" draw:layer="layout" draw:type="curve" svg:x1="17.609cm" svg:y1="4.929cm" svg:x2="26.438cm" svg:y2="10.743cm" draw:start-shape="id1" draw:start-glue-point="10" draw:end-shape="id3" draw:end-glue-point="11" svg:d="M17609 4929c5886 0 8829 1938 8829 5814" svg:viewBox="0 0 8830 5815">
          <text:p/>
        </draw:connector>
        <draw:connector draw:style-name="gr5" draw:text-style-name="P6" draw:layer="layout" draw:type="curve" svg:x1="24.596cm" svg:y1="10.442cm" svg:x2="16.847cm" svg:y2="5.657cm" draw:start-shape="id3" draw:start-glue-point="4" draw:end-shape="id1" draw:end-glue-point="9" svg:d="M24596 10442c0-3361-7749-969-7749-4785" svg:viewBox="0 0 7750 4786">
          <text:p/>
        </draw:connector>
        <draw:connector draw:style-name="gr5" draw:text-style-name="P6" draw:layer="layout" draw:type="curve" svg:x1="24.596cm" svg:y1="12.5cm" svg:x2="27.2cm" svg:y2="11.471cm" draw:start-shape="id3" draw:start-glue-point="8" draw:end-shape="id3" draw:end-glue-point="10" svg:d="M24596 12500c0 753 1553 627 2392 182s963-1211 212-1211" svg:viewBox="0 0 3102 1570">
          <text:p/>
        </draw:connector>
        <draw:connector draw:style-name="gr5" draw:text-style-name="P6" draw:layer="layout" draw:type="curve" svg:x1="16.646cm" svg:y1="17.899cm" svg:x2="12.962cm" svg:y2="17.899cm" draw:start-shape="id4" draw:start-glue-point="9" draw:end-shape="id4" draw:end-glue-point="7" svg:d="M16646 17899c0 1204-3684 1204-3684 0" svg:viewBox="0 0 3685 904">
          <text:p/>
        </draw:connector>
        <draw:connector draw:style-name="gr5" draw:text-style-name="P6" draw:layer="layout" draw:type="curve" svg:x1="12.2cm" svg:y1="17.171cm" svg:x2="5.996cm" svg:y2="12.3cm" draw:start-shape="id4" draw:start-glue-point="6" draw:end-shape="id5" draw:end-glue-point="8" svg:d="M12200 17171c-4136 0-6204-1623-6204-4871" svg:viewBox="0 0 6205 4872">
          <text:p/>
        </draw:connector>
        <draw:connector draw:style-name="gr5" draw:text-style-name="P6" draw:layer="layout" draw:type="curve" svg:x1="7.838cm" svg:y1="11.999cm" svg:x2="12.962cm" svg:y2="16.443cm" draw:start-shape="id5" draw:start-glue-point="9" draw:end-shape="id4" draw:end-glue-point="5" svg:d="M7838 11999c0 3334 5124 1113 5124 4444" svg:viewBox="0 0 5125 4445">
          <text:p/>
        </draw:connector>
        <draw:connector draw:style-name="gr6" draw:text-style-name="P6" draw:layer="layout" draw:type="curve" svg:x1="5.996cm" svg:y1="10.242cm" svg:x2="15.005cm" svg:y2="5.958cm" draw:start-shape="id5" draw:start-glue-point="4" draw:end-shape="id1" draw:end-glue-point="8" svg:d="M5996 10242c0-3211 9009-1070 9009-4284" svg:viewBox="0 0 9010 4285">
          <text:p/>
        </draw:connector>
        <draw:custom-shape draw:style-name="gr7" draw:text-style-name="P7" draw:layer="layout" svg:width="4.3cm" svg:height="1cm" svg:x="7.6cm" svg:y="2.5cm">
          <text:p text:style-name="P1"><text:span text:style-name="T1">einschalten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3cm" svg:height="1cm" svg:x="7.6cm" svg:y="6cm">
          <text:p text:style-name="P1"><text:span text:style-name="T1">ausschalten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3cm" svg:height="0.9cm" svg:x="21.4cm" svg:y="5.6cm">
          <text:p text:style-name="P1"><text:span text:style-name="T1">Faust erkannt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3cm" svg:height="1.6cm" svg:x="18.3cm" svg:y="7.6cm">
          <text:p text:style-name="P1"><text:span text:style-name="T1">Faust erkannt / </text:span></text:p>
          <text:p text:style-name="P1"><text:span text:style-name="T1">Hand verloren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curve" svg:x1="22.753cm" svg:y1="12.199cm" svg:x2="17.408cm" svg:y2="17.171cm" draw:start-shape="id3" draw:start-glue-point="7" draw:end-shape="id4" draw:end-glue-point="10" svg:d="M22753 12199c0 3315-1781 4972-5345 4972" svg:viewBox="0 0 5346 4973">
          <text:p/>
        </draw:connector>
        <draw:connector draw:style-name="gr5" draw:text-style-name="P6" draw:layer="layout" draw:type="curve" svg:x1="14.804cm" svg:y1="16.142cm" svg:x2="21.991cm" svg:y2="11.471cm" draw:start-shape="id4" draw:start-glue-point="4" draw:end-shape="id3" draw:end-glue-point="6" svg:d="M14804 16142c0-3114 2395-4671 7187-4671" svg:viewBox="0 0 7188 4672">
          <text:p/>
        </draw:connector>
        <draw:custom-shape draw:style-name="gr10" draw:text-style-name="P7" draw:layer="layout" svg:width="4.3cm" svg:height="1.723cm" svg:x="18.8cm" svg:y="16.077cm">
          <text:p text:style-name="P1"><text:span text:style-name="T1">erhöhe Thrust</text:span></text:p>
          <text:p text:style-name="P1"><text:span text:style-name="T1">(Start)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3cm" svg:height="1.702cm" svg:x="14.7cm" svg:y="12.298cm">
          <text:p text:style-name="P1"><text:span text:style-name="T1">verringere Thrust</text:span></text:p>
          <text:p text:style-name="P1"><text:span text:style-name="T1">(Landung)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7.2cm" svg:height="1.6cm" svg:x="6.7cm" svg:y="7.4cm">
          <text:p text:style-name="P1"><text:span text:style-name="T1">Thrust verringern, falls Zeit t</text:span></text:p>
          <text:p text:style-name="P1"><text:span text:style-name="T1">abgelaufen ist (Notlandun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4.9cm" svg:height="0.8cm" svg:x="7.7cm" svg:y="13.8cm">
          <text:p text:style-name="P1"><text:span text:style-name="T1">Hand wieder erkannt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4.3cm" svg:height="0.8cm" svg:x="5.9cm" svg:y="15.9cm">
          <text:p text:style-name="P1"><text:span text:style-name="T1">Hand verloren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curve" svg:x1="4.153cm" svg:y1="11.999cm" svg:x2="4.153cm" svg:y2="10.543cm" draw:start-shape="id5" draw:start-glue-point="7" draw:end-shape="id5" draw:end-glue-point="5" svg:d="M4153 11999c0 1204-1264 804-1264-727 0-1530 1264-1932 1264-729" svg:viewBox="0 0 1265 2866">
          <text:p/>
        </draw:connector>
        <draw:custom-shape draw:style-name="gr9" draw:text-style-name="P7" draw:layer="layout" svg:width="4.3cm" svg:height="1.6cm" svg:x="1.2cm" svg:y="12.5cm">
          <text:p text:style-name="P1"><text:span text:style-name="T1">warte auf Hand</text:span></text:p>
          <text:p text:style-name="P1"><text:span text:style-name="T1">(max. t Sekunden)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3cm" svg:height="0.9cm" svg:x="13.2cm" svg:y="18.7cm">
          <text:p text:style-name="P1"><text:span text:style-name="T1">Flug-Steuerung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3cm" svg:height="1.6cm" svg:x="24cm" svg:y="12.9cm">
          <text:p text:style-name="P1"><text:span text:style-name="T1">Hand bleibt, aber</text:span></text:p>
          <text:p text:style-name="P1"><text:span text:style-name="T1">kein Thrust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.6cm" svg:height="1cm" svg:x="14.6cm" svg:y="2.3cm">
          <text:p text:style-name="P1"><text:span text:style-name="T1">keine Faust erkannt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xml:id="id2" draw:id="id2" draw:layer="layout" svg:width="5.209cm" svg:height="2.058cm" svg:x="2.391cm" svg:y="3.842cm">
          <text:p text:style-name="P1">Z0: Oƒ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2" svg:font-family="'Latin Modern Sans'" style:font-adornments="10 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in Modern Sans2" fo:font-family="'Latin Modern Sans'" style:font-style-name="10 Regular" style:font-family-generic="swiss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5T19:26:31.639492000</meta:creation-date>
    <dc:date>2015-05-01T11:52:53.229899000</dc:date>
    <meta:editing-duration>PT1H9M51S</meta:editing-duration>
    <meta:editing-cycles>30</meta:editing-cycles>
    <meta:generator>LibreOffice/4.4.2.2$MacOSX_X86_64 LibreOffice_project/c4c7d32d0d49397cad38d62472b0bc8acff48dd6</meta:generator>
    <meta:document-statistic meta:object-count="31"/>
  </office:meta>
</office:document-meta>
</file>